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tahoma, verdan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29cm" fo:widows="1" fo:text-indent="0cm" style:auto-text-indent="false"/>
      <style:text-properties style:font-name="Liberation Mono" officeooo:rsid="000a0ec5" officeooo:paragraph-rsid="000a0ec5"/>
    </style:style>
    <style:style style:name="P2" style:family="paragraph" style:parent-style-name="Standard">
      <style:paragraph-properties fo:margin-left="0cm" fo:margin-right="0cm" style:line-height-at-least="0.529cm" fo:widows="1" fo:text-indent="0cm" style:auto-text-indent="false"/>
      <style:text-properties style:font-name="Liberation Mono" officeooo:rsid="000a0ec5" officeooo:paragraph-rsid="000bd12d"/>
    </style:style>
    <style:style style:name="P3" style:family="paragraph" style:parent-style-name="Standard">
      <style:paragraph-properties fo:margin-left="0cm" fo:margin-right="0cm" style:line-height-at-least="0.529cm" fo:widows="1" fo:text-indent="0cm" style:auto-text-indent="false"/>
      <style:text-properties style:font-name="Liberation Mono" fo:font-weight="bold" officeooo:rsid="000a0ec5" officeooo:paragraph-rsid="000a0ec5" style:font-weight-asian="bold" style:font-weight-complex="bold"/>
    </style:style>
    <style:style style:name="P4" style:family="paragraph" style:parent-style-name="Standard">
      <style:paragraph-properties fo:margin-left="0cm" fo:margin-right="0cm" style:line-height-at-least="0.529cm" fo:widows="1" fo:text-indent="0cm" style:auto-text-indent="false"/>
      <style:text-properties style:font-name="Liberation Mono" fo:font-weight="bold" officeooo:rsid="000a0ec5" officeooo:paragraph-rsid="000bd12d" style:font-weight-asian="bold" style:font-weight-complex="bold"/>
    </style:style>
    <style:style style:name="P5" style:family="paragraph" style:parent-style-name="Standard">
      <style:paragraph-properties fo:margin-left="0cm" fo:margin-right="0cm" style:line-height-at-least="0.529cm" fo:widows="1" fo:text-indent="0cm" style:auto-text-indent="false"/>
      <style:text-properties style:font-name="Liberation Mono" officeooo:rsid="000e850c" officeooo:paragraph-rsid="000e850c"/>
    </style:style>
    <style:style style:name="T1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2" style:family="text">
      <style:text-properties officeooo:rsid="000a0ec5"/>
    </style:style>
    <style:style style:name="T3" style:family="text">
      <style:text-properties officeooo:rsid="000db3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en, es tiempo de adorarle</text:p>
      <text:p text:style-name="P4">33DC</text:p>
      <text:p text:style-name="P2"/>
      <text:p text:style-name="P1">(Intro: Dsus2 D Dsus4)</text:p>
      <text:p text:style-name="P1"/>
      <text:p text:style-name="P1"><text:s/>D <text:s text:c="20"/>G <text:s/>D</text:p>
      <text:p text:style-name="P1">¡Ven, es tiempo de adorar-le!</text:p>
      <text:p text:style-name="P1"><text:s/>A <text:s text:c="24"/>Em <text:s/>G</text:p>
      <text:p text:style-name="P1">¡Ven, es tiempo de dar tu corazón!</text:p>
      <text:p text:style-name="P1"><text:s/>D <text:s text:c="21"/>G <text:s text:c="3"/>D</text:p>
      <text:p text:style-name="P1">Ven, tal como estás, y ado - ra</text:p>
      <text:p text:style-name="P1"><text:s/>A <text:s text:c="19"/>Em <text:s text:c="5"/>G <text:s text:c="5"/>D</text:p>
      <text:p text:style-name="P1">Ven, tal como estás, ante tu Dios, ¡Ven!</text:p>
      <text:p text:style-name="P1"/>
      <text:p text:style-name="P1"/>
      <text:p text:style-name="P1">(CORO)</text:p>
      <text:p text:style-name="P1"/>
      <text:p text:style-name="P1"><text:s text:c="2"/>G <text:s text:c="17"/>D</text:p>
      <text:p text:style-name="P1">Un día todos confesarán que eres Dios,</text:p>
      <text:p text:style-name="P1"><text:s/>G <text:s text:c="23"/>D</text:p>
      <text:p text:style-name="P1">Todos se arrodi - i - llarán,</text:p>
      <text:p text:style-name="P1"><text:s text:c="8"/>G <text:s text:c="16"/>Bm</text:p>
      <text:p text:style-name="P1">El más grande tesoro les guardarás,</text:p>
      <text:p text:style-name="P1"><text:s text:c="2"/><text:span text:style-name="T3">G </text:span><text:s text:c="20"/>A</text:p>
      <text:p text:style-name="P1">A los que te elige - en hoy</text:p>
      <text:p text:style-name="P1"/>
      <text:p text:style-name="P1">---------------</text:p>
      <text:p text:style-name="P5">Sube de to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tahoma, verdan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chin-id </meta:initial-creator>
    <meta:creation-date>2015-03-26T22:13:35.172493739</meta:creation-date>
    <dc:date>2015-03-26T22:21:34.224235946</dc:date>
    <dc:creator>wachin-id </dc:creator>
    <meta:editing-duration>PT5M12S</meta:editing-duration>
    <meta:editing-cycles>4</meta:editing-cycles>
    <meta:generator>LibreOffice/4.2.7.2$Linux_x86 LibreOffice_project/420m0$Build-2</meta:generator>
    <meta:document-statistic meta:table-count="0" meta:image-count="0" meta:object-count="0" meta:page-count="1" meta:paragraph-count="22" meta:word-count="92" meta:character-count="577" meta:non-whitespace-character-count="315"/>
  </office:meta>
</office:document-meta>
</file>